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5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8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874cm"/>
    </style:style>
    <style:style style:name="gr11" style:family="graphic" style:parent-style-name="standard">
      <style:graphic-properties draw:textarea-horizontal-align="justify" draw:textarea-vertical-align="middle" draw:auto-grow-height="false" fo:min-height="2.917cm" fo:min-width="1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8cm"/>
    </style:style>
    <style:style style:name="gr15" style:family="graphic" style:parent-style-name="standard">
      <style:graphic-properties draw:textarea-horizontal-align="justify" draw:textarea-vertical-align="middle" draw:auto-grow-height="false" fo:min-height="2.687cm" fo:min-width="3.6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cm" fo:min-width="1.3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921cm" svg:x="8.239cm" svg:y="12.557cm">
          <text:p text:style-name="P1">Matching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921cm" svg:x="1.254cm" svg:y="4.81cm">
          <text:p text:style-name="P1">Order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07cm" svg:height="2.921cm" svg:x="8.112cm" svg:y="4.81cm">
          <text:p text:style-name="P1">PriceSocke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5.207cm" svg:height="2.921cm" svg:x="1.254cm" svg:y="20.304cm">
            <text:p text:style-name="P1">Logg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5.207cm" svg:height="2.921cm" svg:x="9.001cm" svg:y="20.304cm">
            <text:p text:style-name="P1">Hook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2.905cm" svg:y1="1.254cm" svg:x2="2.905cm" svg:y2="4.683cm">
          <text:p/>
        </draw:line>
        <draw:line draw:style-name="gr2" draw:text-style-name="P2" draw:layer="layout" svg:x1="4.429cm" svg:y1="4.683cm" svg:x2="4.429cm" svg:y2="1.254cm">
          <text:p/>
        </draw:line>
        <draw:line draw:style-name="gr2" draw:text-style-name="P2" draw:layer="layout" svg:x1="9.89cm" svg:y1="1.381cm" svg:x2="9.89cm" svg:y2="4.81cm">
          <text:p/>
        </draw:line>
        <draw:line draw:style-name="gr2" draw:text-style-name="P2" draw:layer="layout" svg:x1="11.541cm" svg:y1="4.81cm" svg:x2="11.541cm" svg:y2="1.381cm">
          <text:p/>
        </draw:line>
        <draw:line draw:style-name="gr2" draw:text-style-name="P2" draw:layer="layout" svg:x1="6.969cm" svg:y1="23.379cm" svg:x2="6.969cm" svg:y2="26.808cm">
          <text:p/>
        </draw:line>
        <draw:line draw:style-name="gr2" draw:text-style-name="P2" draw:layer="layout" svg:x1="14.785cm" svg:y1="23.379cm" svg:x2="14.785cm" svg:y2="26.808cm">
          <text:p/>
        </draw:line>
        <draw:g>
          <draw:line draw:style-name="gr2" draw:text-style-name="P2" draw:layer="layout" svg:x1="10.605cm" svg:y1="15.732cm" svg:x2="6.922cm" svg:y2="20.05cm">
            <text:p/>
          </draw:line>
          <draw:line draw:style-name="gr2" draw:text-style-name="P2" draw:layer="layout" svg:x1="10.986cm" svg:y1="15.732cm" svg:x2="14.669cm" svg:y2="20.05cm">
            <text:p/>
          </draw:line>
        </draw:g>
        <draw:line draw:style-name="gr3" draw:text-style-name="P2" draw:layer="layout" svg:x1="10.017cm" svg:y1="12.176cm" svg:x2="4.175cm" svg:y2="7.985cm">
          <text:p/>
        </draw:line>
        <draw:line draw:style-name="gr3" draw:text-style-name="P2" draw:layer="layout" svg:x1="10.779cm" svg:y1="12.176cm" svg:x2="10.779cm" svg:y2="7.858cm">
          <text:p/>
        </draw:line>
        <draw:frame draw:style-name="gr4" draw:text-style-name="P3" draw:layer="layout" svg:width="3.004cm" svg:height="1.319cm" svg:x="1cm" svg:y="2.143cm">
          <draw:text-box>
            <text:p text:style-name="P1"><text:span text:style-name="T1">Order New,</text:span></text:p>
            <text:p text:style-name="P1"><text:span text:style-name="T1">Amend,</text:span><text:span text:style-name="T1"><text:line-break/></text:span><text:span text:style-name="T1">and Cancel</text:span></text:p>
          </draw:text-box>
        </draw:frame>
        <draw:frame draw:style-name="gr5" draw:text-style-name="P3" draw:layer="layout" svg:width="3.063cm" svg:height="1.675cm" svg:x="4.414cm" svg:y="2.119cm">
          <draw:text-box>
            <text:p text:style-name="P1"><text:span text:style-name="T1">Replies, Rejects,</text:span><text:span text:style-name="T1"><text:line-break/></text:span><text:span text:style-name="T1">Matches</text:span></text:p>
            <text:p text:style-name="P1"><text:span text:style-name="T1">Expirations</text:span><text:span text:style-name="T1"><text:line-break/></text:span><text:span text:style-name="T1">and Completions</text:span></text:p>
          </draw:text-box>
        </draw:frame>
        <draw:frame draw:style-name="gr6" draw:text-style-name="P4" draw:layer="layout" svg:width="2.314cm" svg:height="1.047cm" svg:x="7.678cm" svg:y="2.27cm">
          <draw:text-box>
            <text:p text:style-name="P1"><text:span text:style-name="T1">Subscribe and</text:span><text:span text:style-name="T1"><text:line-break/></text:span><text:span text:style-name="T1">Unsubscribe</text:span></text:p>
          </draw:text-box>
        </draw:frame>
        <draw:frame draw:style-name="gr7" draw:text-style-name="P4" draw:layer="layout" svg:width="2.001cm" svg:height="1.047cm" svg:x="11.699cm" svg:y="2.27cm">
          <draw:text-box>
            <text:p text:style-name="P1"><text:span text:style-name="T1">Market data</text:span><text:span text:style-name="T1"><text:line-break/></text:span><text:span text:style-name="T1">snapshots</text:span></text:p>
          </draw:text-box>
        </draw:frame>
        <draw:frame draw:style-name="gr8" draw:text-style-name="P3" draw:layer="layout" svg:width="1.67cm" svg:height="1.047cm" svg:x="5.191cm" svg:y="24.368cm">
          <draw:text-box>
            <text:p text:style-name="P1"><text:span text:style-name="T1">Output to</text:span><text:span text:style-name="T1"><text:line-break/></text:span><text:span text:style-name="T1">Log file</text:span></text:p>
          </draw:text-box>
        </draw:frame>
        <draw:frame draw:style-name="gr9" draw:text-style-name="P4" draw:layer="layout" svg:width="1.48cm" svg:height="1.047cm" svg:x="14.843cm" svg:y="24.368cm">
          <draw:text-box>
            <text:p text:style-name="P1"><text:span text:style-name="T1">Custom</text:span><text:span text:style-name="T1"><text:line-break/></text:span><text:span text:style-name="T1">Logic</text:span></text:p>
          </draw:text-box>
        </draw:frame>
        <draw:frame draw:style-name="gr10" draw:text-style-name="P4" draw:layer="layout" svg:width="1.374cm" svg:height="1.047cm" svg:x="10.144cm" svg:y="16.082cm">
          <draw:text-box>
            <text:p text:style-name="P1"><text:span text:style-name="T1">All</text:span><text:span text:style-name="T1"><text:line-break/></text:span><text:span text:style-name="T1">Events</text:span></text:p>
          </draw:text-box>
        </draw:frame>
        <draw:custom-shape draw:style-name="gr11" draw:text-style-name="P1" draw:layer="layout" svg:width="2.667cm" svg:height="3.937cm" svg:x="3.921cm" svg:y="12.17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custom-shape draw:style-name="gr11" draw:text-style-name="P1" draw:layer="layout" svg:width="2.667cm" svg:height="3.937cm" svg:x="14.208cm" svg:y="12.30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1" draw:text-style-name="P1" draw:layer="layout" svg:width="2.667cm" svg:height="3.937cm" svg:x="13.954cm" svg:y="12.176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2" draw:text-style-name="P3" draw:layer="layout" svg:width="2.018cm" svg:height="0.649cm" svg:x="4.175cm" svg:y="11.514cm">
          <draw:text-box>
            <text:p><text:span text:style-name="T1">MasterBook</text:span></text:p>
          </draw:text-box>
        </draw:frame>
        <draw:frame draw:style-name="gr13" draw:text-style-name="P3" draw:layer="layout" svg:width="1.56cm" svg:height="0.649cm" svg:x="14.601cm" svg:y="11.514cm">
          <draw:text-box>
            <text:p><text:span text:style-name="T1">BidBook</text:span></text:p>
          </draw:text-box>
        </draw:frame>
        <draw:frame draw:style-name="gr14" draw:text-style-name="P3" draw:layer="layout" svg:width="1.78cm" svg:height="0.649cm" svg:x="17.889cm" svg:y="11.514cm">
          <draw:text-box>
            <text:p><text:span text:style-name="T1">OfferBook</text:span></text:p>
          </draw:text-box>
        </draw:frame>
        <draw:g>
          <draw:custom-shape draw:style-name="gr11" draw:text-style-name="P1" draw:layer="layout" svg:width="2.667cm" svg:height="3.937cm" svg:x="17.637cm" svg:y="12.30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1" draw:text-style-name="P1" draw:layer="layout" svg:width="2.667cm" svg:height="3.937cm" svg:x="17.383cm" svg:y="12.176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custom-shape draw:style-name="gr15" draw:text-style-name="P1" draw:layer="layout" svg:width="4.191cm" svg:height="4.699cm" svg:x="15.478cm" svg:y="3.5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11.541cm" svg:y1="12.176cm" svg:x2="17.51cm" svg:y2="8.366cm">
          <text:p/>
        </draw:line>
        <draw:frame draw:style-name="gr16" draw:text-style-name="P4" draw:layer="layout" svg:width="1.946cm" svg:height="1.675cm" svg:x="15.564cm" svg:y="1.865cm">
          <draw:text-box>
            <text:p text:style-name="P1"><text:span text:style-name="T1">Order New,</text:span></text:p>
            <text:p text:style-name="P1"><text:span text:style-name="T1">Amend,</text:span><text:span text:style-name="T1"><text:line-break/></text:span><text:span text:style-name="T1">and Cancel</text:span></text:p>
            <text:p text:style-name="P1"><text:span text:style-name="T1">Read</text:span></text:p>
          </draw:text-box>
        </draw:frame>
        <draw:frame draw:style-name="gr16" draw:text-style-name="P4" draw:layer="layout" svg:width="1.861cm" svg:height="1.32cm" svg:x="18.145cm" svg:y="2.143cm">
          <draw:text-box>
            <text:p text:style-name="P1"><text:span text:style-name="T1">Matches</text:span></text:p>
            <text:p text:style-name="P1"><text:span text:style-name="T1">Writ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4:24:14.644343298</meta:creation-date>
    <meta:generator>LibreOffice/5.1.6.2$Linux_X86_64 LibreOffice_project/10m0$Build-2</meta:generator>
    <dc:date>2017-03-04T16:59:47.592938500</dc:date>
    <meta:editing-duration>PT31M12S</meta:editing-duration>
    <meta:editing-cycles>5</meta:editing-cycles>
    <meta:document-statistic meta:object-count="38"/>
  </office:meta>
</office:document-meta>
</file>